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Sample Name</text:p>
          </table:table-cell>
          <table:table-cell table:style-name="ce1" office:value-type="string" calcext:value-type="string">
            <text:p>Species name</text:p>
          </table:table-cell>
          <table:table-cell table:style-name="ce1" office:value-type="string" calcext:value-type="string">
            <text:p>short name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detected adapter </text:p>
          </table:table-cell>
          <table:table-cell table:style-name="ce1" office:value-type="string" calcext:value-type="string">
            <text:p>Random Adapter </text:p>
            <text:p>Bases (5' - 3')</text:p>
          </table:table-cell>
        </table:table-row>
        <table:table-row table:style-name="ro2">
          <table:table-cell office:value-type="string" calcext:value-type="string">
            <text:p>180913-190529_Brain_S36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41643_EXO_S1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41786_EXO_S2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013_EXO_S3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076_EXO_S4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080_EXO_S5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147_EXO_S6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163_EXO_S7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243_EXO_S8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292_EXO_S9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424_EXO_S10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696_EXO_S11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698_EXO_S12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825_EXO_S13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844_EXO_S14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849_EXO_S15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993_EXO_S16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026_EXO_S17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125_EXO_S18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152_EXO_S19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180_EXO_S20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226_EXO_S21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444_EXO_S22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565_EXO_S23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667_EXO_S24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691_EXO_S25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725_EXO_S26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765_EXO_S27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859_EXO_S28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881_EXO_S29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984_EXO_S30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2084_EXO_S31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2094_EXO_S32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2253_EXO_S33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2273_EXO_S34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2341_EXO_S35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7:30:49.910048913</meta:creation-date>
    <dc:date>2022-07-16T17:31:48.832402226</dc:date>
    <meta:editing-duration>PT59S</meta:editing-duration>
    <meta:editing-cycles>1</meta:editing-cycles>
    <meta:document-statistic meta:table-count="1" meta:cell-count="222" meta:object-count="0"/>
    <meta:generator>LibreOffice/6.4.7.2$Linux_X86_64 LibreOffice_project/40$Build-2</meta:generator>
  </office:meta>
</office:document-meta>
</file>